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text-position="super 58%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style:font-name="Liberation Sans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Micromouse<text:line-break/>4- Calibration des paramètr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Paramètres à trouver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PID capteurs, PID moteur</text:p>
              </text:list-item>
              <text:list-item>
                <text:p text:style-name="P1">Résolution des encodeurs</text:p>
              </text:list-item>
              <text:list-item>
                <text:p text:style-name="P1">Vitesse max</text:p>
              </text:list-item>
              <text:list-item>
                <text:p text:style-name="P1">Ecartement des roues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Paramètres PID capteurs et moteurs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Servent à centrer le robot le plus rapidement</text:p>
              </text:list-item>
              <text:list-item>
                <text:p>1<text:span text:style-name="T1">ers</text:span> essais : ki=kd=0, plusieurs essais de kp (manuel)</text:p>
                <text:list>
                  <text:list-item>
                    <text:p>On récupère les erreurs pour voir la courbe et la valeur de kp</text:p>
                  </text:list-item>
                  <text:list-item>
                    <text:p>⇒ Besoin d’afficher une courbe sur l’IHM</text:p>
                  </text:list-item>
                </text:list>
              </text:list-item>
              <text:list-item>
                <text:p>2<text:span text:style-name="T1">e</text:span> essais : kd=0, kp précédent, plusieurs essais de ki (manuel)</text:p>
              </text:list-item>
              <text:list-item>
                <text:p>3<text:span text:style-name="T1">e</text:span> essais avec kd</text:p>
              </text:list-item>
              <text:list-item>
                <text:p>Recherche automatique : plage autour de kp, ki, kd</text:p>
                <text:list>
                  <text:list-item>
                    <text:p>Matrice en fonction de kp, ki, kd et recherche du minim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Paramètres PID capteurs et moteurs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Objectif : minimiser la distance de stabilisation</text:p>
                <text:list>
                  <text:list-item>
                    <text:p>Quelle définition de « stabilisation » ?</text:p>
                  </text:list-item>
                  <text:list-item>
                    <text:p>Comment mesurer la distance ?</text:p>
                  </text:list-item>
                </text:list>
              </text:list-item>
              <text:list-item>
                <text:p>s=<text:span text:style-name="T2">Σ</text:span><text:span text:style-name="T3">|e| sur n itérations, stabilisé si s&lt;s_max</text:span></text:p>
              </text:list-item>
              <text:list-item>
                <text:p><text:span text:style-name="T3">Distance mesurée à partir de la position du robot (encodeurs)</text:span></text:p>
                <text:list>
                  <text:list-item>
                    <text:p><text:span text:style-name="T3">⇒ </text:span><text:span text:style-name="T3">Il faut la résolution des encodeurs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Résolution des encodeurs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3">Calcul possible si on connaît la distance parcourue en ligne droite</text:span></text:p>
              </text:list-item>
              <text:list-item>
                <text:p><text:span text:style-name="T3">Il faut un PID capteurs à peu près calibré (peu d’oscillations)</text:span></text:p>
              </text:list-item>
              <text:list-item>
                <text:p><text:span text:style-name="T3">On avance en ligne droite face à un mur </text:span></text:p>
                <text:list>
                  <text:list-item>
                    <text:p><text:span text:style-name="T3">Distance de départ &gt; Dmax (40-50 cm)</text:span></text:p>
                  </text:list-item>
                  <text:list-item>
                    <text:p><text:span text:style-name="T3">Arrêt près du mur</text:span></text:p>
                  </text:list-item>
                  <text:list-item>
                    <text:p><text:span text:style-name="T3">Moyenne sur plusieurs expériences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2" draw:display-name="Extrémités de flèche 2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362cm" fo:min-width="27.5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5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12T18:58:13.993000000</meta:creation-date>
    <meta:editing-duration>P11DT7H13M59S</meta:editing-duration>
    <meta:editing-cycles>88</meta:editing-cycles>
    <meta:generator>LibreOffice/7.3.7.2$Windows_X86_64 LibreOffice_project/e114eadc50a9ff8d8c8a0567d6da8f454beeb84f</meta:generator>
    <dc:title>Blue Curve</dc:title>
    <dc:date>2023-03-11T18:34:37.240000000</dc:date>
    <meta:document-statistic meta:object-count="52"/>
  </office:meta>
</office:document-meta>
</file>